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ptionalCodec.deserialze( DefaultJSONParser parser , Type type , Object fieldNam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7">
            <text:p text:style-name="Table_20_Contents">7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OptionalCodec.write( JSONSerializer serializer , Object object , Object fieldName , Type fieldType , int features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">
            <text:p text:style-name="Table_20_Contents">1</text:p>
          </table:table-cell>
          <table:table-cell office:value-type="float" office:value="43">
            <text:p text:style-name="Table_20_Contents">43</text:p>
          </table:table-cell>
        </table:table-row>
        <table:table-row>
          <table:table-cell office:value-type="string">
            <text:p text:style-name="Table_20_Contents">OptionalCodec.getFastMatchTok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